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scii value</text:p>
          </table:table-cell>
          <table:table-cell office:value-type="string" calcext:value-type="string">
            <text:p>Ascii cha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mmand I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(space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OW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“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GH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UTPUT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PUT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PUT_PULLUP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PUT_PULL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AD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_READ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_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{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_WRITE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{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A_WRITE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1:26:41.8856130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22:30:24.246000000</meta:creation-date>
    <dc:date>2024-05-11T01:59:24.753123786</dc:date>
    <meta:editing-duration>PT47M49S</meta:editing-duration>
    <meta:editing-cycles>8</meta:editing-cycles>
    <meta:generator>LibreOffice/24.2.3.2$Linux_X86_64 LibreOffice_project/420$Build-2</meta:generator>
    <meta:document-statistic meta:table-count="1" meta:cell-count="630" meta:object-count="0"/>
  </office:meta>
</office:document-meta>
</file>